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FreeSans" svg:font-family="FreeSans"/>
    <style:font-face style:font-family-generic="system" style:font-pitch="variable" style:name="Lohit Hindi1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text-properties fo:font-size="9pt" officeooo:paragraph-rsid="001a571a" style:font-name="Arial" style:font-size-asian="9pt" style:font-size-complex="9pt"/>
    </style:style>
    <style:style style:family="paragraph" style:name="P3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4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5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6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7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8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background-color="transparent" fo:font-size="10.5pt" fo:font-style="normal" fo:font-weight="normal" officeooo:paragraph-rsid="001a571a" officeooo:rsid="002bef1c" style:font-name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9" style:parent-style-name="Text_20_body">
      <style:paragraph-properties fo:line-height="115%" fo:margin-left="0cm" fo:margin-right="0cm" fo:text-align="justify" fo:text-indent="0cm" style:auto-text-indent="false" style:justify-single-word="false" style:writing-mode="page"/>
      <style:text-properties fo:background-color="transparent" fo:font-size="10.5pt" fo:font-style="normal" fo:font-weight="bold" officeooo:paragraph-rsid="002e1e67" officeooo:rsid="002bef1c" style:font-name="Arial" style:font-name-complex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10" style:parent-style-name="Frame_20_contents">
      <style:text-properties fo:font-size="10.5pt" officeooo:paragraph-rsid="003910d4" style:font-name="Arial" style:font-size-asian="10.5pt" style:font-size-complex="10.5pt"/>
    </style:style>
    <style:style style:family="paragraph" style:name="P11" style:parent-style-name="Standard">
      <style:paragraph-properties fo:text-align="start" style:justify-single-word="false"/>
      <style:text-properties fo:font-size="11pt" officeooo:paragraph-rsid="003910d4" style:font-name="arial" style:font-size-asian="11pt" style:font-size-complex="11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910d4" style:font-name="Arial" style:font-size-asian="10pt" style:font-size-complex="10pt"/>
    </style:style>
    <style:style style:family="paragraph" style:name="P13" style:parent-style-name="UrbanTitle">
      <style:text-properties fo:font-size="14pt" officeooo:paragraph-rsid="003910d4" style:font-name="Arial" style:font-size-asian="14pt" style:font-size-complex="14pt" style:text-underline-style="none"/>
    </style:style>
    <style:style style:family="paragraph" style:name="P14" style:parent-style-name="UrbanTitle">
      <style:text-properties fo:font-size="14pt" officeooo:paragraph-rsid="002bef1c" style:font-name="Arial" style:font-size-asian="14pt" style:font-size-complex="14pt" style:text-underline-style="none"/>
    </style:style>
    <style:style style:family="paragraph" style:name="P15" style:parent-style-name="UrbanTitle2">
      <style:paragraph-properties fo:text-align="start" style:justify-single-word="false"/>
      <style:text-properties fo:font-size="11pt" fo:font-style="normal" fo:font-weight="bold" officeooo:paragraph-rsid="003910d4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 style:parent-style-name="UrbanTitle">
      <style:text-properties fo:font-size="14pt" fo:text-transform="uppercase" officeooo:paragraph-rsid="003910d4" officeooo:rsid="0022c4d6" style:font-name="Arial" style:font-size-asian="14pt" style:font-size-complex="14pt"/>
    </style:style>
    <style:style style:family="paragraph" style:name="P17" style:parent-style-name="UrbanTitle">
      <style:text-properties fo:font-size="14pt" fo:text-transform="uppercase" officeooo:paragraph-rsid="003910d4" officeooo:rsid="0022c4d6" style:font-name="Arial" style:font-size-asian="14pt" style:font-size-complex="14pt" style:text-underline-style="none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22c4d6"/>
    </style:style>
    <style:style style:family="text" style:name="T4">
      <style:text-properties fo:text-transform="uppercase" officeooo:rsid="0022caeb"/>
    </style:style>
    <style:style style:family="text" style:name="T5">
      <style:text-properties fo:text-transform="uppercase" officeooo:rsid="002bef1c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8">
      <style:text-properties fo:font-weight="normal" style:text-underline-style="none"/>
    </style:style>
    <style:style style:family="text" style:name="T9">
      <style:text-properties fo:background-color="transparent" loext:char-shading-value="0" style:font-weight-asian="normal" style:font-weight-complex="normal"/>
    </style:style>
    <style:style style:family="text" style:name="T10">
      <style:text-properties fo:background-color="transparent" loext:char-shading-value="0" officeooo:rsid="00072bdd" style:font-weight-asian="normal" style:font-weight-complex="normal"/>
    </style:style>
    <style:style style:family="text" style:name="T11">
      <style:text-properties fo:background-color="transparent" loext:char-shading-value="0" officeooo:rsid="0003b413" style:font-weight-asian="normal" style:font-weight-complex="normal"/>
    </style:style>
    <style:style style:family="text" style:name="T12">
      <style:text-properties fo:background-color="transparent" loext:char-shading-value="0" officeooo:rsid="00051fc3" style:font-weight-asian="normal" style:font-weight-complex="normal"/>
    </style:style>
    <style:style style:family="text" style:name="T13">
      <style:text-properties fo:background-color="transparent" loext:char-shading-value="0" officeooo:rsid="00001613" style:font-weight-asian="normal" style:font-weight-complex="normal"/>
    </style:style>
    <style:style style:family="text" style:name="T14">
      <style:text-properties fo:background-color="transparent" loext:char-shading-value="0" officeooo:rsid="0001c069" style:font-weight-asian="normal" style:font-weight-complex="normal"/>
    </style:style>
    <style:style style:family="text" style:name="T15">
      <style:text-properties fo:background-color="transparent" loext:char-shading-value="0" officeooo:rsid="002bd8d1" style:font-weight-asian="normal" style:font-weight-complex="normal"/>
    </style:style>
    <style:style style:family="text" style:name="T16">
      <style:text-properties fo:background-color="transparent" loext:char-shading-value="0" officeooo:rsid="002bef1c" style:font-weight-asian="normal" style:font-weight-complex="normal"/>
    </style:style>
    <style:style style:family="text" style:name="T17">
      <style:text-properties fo:background-color="transparent" fo:font-style="normal" loext:char-shading-value="0" officeooo:rsid="002bef1c" style:font-style-asian="normal" style:font-style-complex="normal" style:font-weight-asian="normal" style:font-weight-complex="normal"/>
    </style:style>
    <style:style style:family="text" style:name="T18">
      <style:text-properties fo:background-color="transparent" fo:font-style="normal" loext:char-shading-value="0" officeooo:rsid="002ca0de" style:font-style-asian="normal" style:font-style-complex="normal" style:font-weight-asian="normal" style:font-weight-complex="normal"/>
    </style:style>
    <style:style style:family="text" style:name="T19">
      <style:text-properties fo:font-style="normal" style:font-style-asian="normal" style:font-style-complex="normal"/>
    </style:style>
    <style:style style:family="text" style:name="T20">
      <style:text-properties fo:font-style="normal" officeooo:rsid="003fb73f" style:font-style-asian="normal" style:font-style-complex="normal"/>
    </style:style>
    <style:style style:family="text" style:name="T2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2">
      <style:text-properties officeooo:rsid="0022109e"/>
    </style:style>
    <style:style style:family="text" style:name="T2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6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number:date-style number:automatic-order="true" style:name="N76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1"><office:annotation><dc:creator>Gauthier Bastien</dc:creator><dc:date>2011-01-13T14:56:41</dc:date><text:p text:style-name="P18">do text</text:p><text:p text:style-name="P18">from document(at=header, format='odt')</text:p></office:annotation><text:span text:style-name="T21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23"><text:text-input text:description="">tool.getCityName()</text:text-input></text:span></text:span><text:span text:style-name="T24">, le </text:span><text:span text:style-name="T24"><text:text-input text:description="">licence_view.format_date()</text:text-input></text:span></text:p>
            <text:p text:style-name="P10">S<text:span text:style-name="T22">PW - </text:span>Département des Permis et Autorisations</text:p>
            <text:p text:style-name="P10"><text:span text:style-name="Emphasis"><text:span text:style-name="T19">Avenue Prince de Liège, 15<text:line-break/>5100 </text:span></text:span><text:span text:style-name="Emphasis"><text:span text:style-name="T20">Namur</text:span></text:span></text:p>
            <text:p text:style-name="P15">RECOMMANDÉ</text:p>
          </table:table-cell>
        </table:table-row>
      </table:table>
      <text:p text:style-name="P16"/>
      <text:p text:style-name="P17"/>
      <text:p text:style-name="P13"><text:span text:style-name="T3">ATTESTATION</text:span><text:span text:style-name="T1"> d'affichage</text:span></text:p>
      <text:p text:style-name="P14"><text:span text:style-name="T5">DE DÉCISION </text:span><text:span text:style-name="T2">D</text:span><text:span text:style-name="T4">U RECOURS</text:span></text:p>
      <text:p text:style-name="P1"/>
      <text:p text:style-name="P2"/>
      <text:p text:style-name="P1"/>
      <text:p text:style-name="P1"><office:annotation><dc:creator>Gauthier Bastien</dc:creator><dc:date>2011-02-16T16:12:24</dc:date><text:p text:style-name="P18">do text if self.hasMultipleApplicants()</text:p></office:annotation><text:span text:style-name="T6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8">do text if self.hasSingleApplicant()</text:p></office:annotation><text:span text:style-name="T6">Demandeur :</text:span> <text:text-input text:description="Demandeurs">self.getApplicantsSignaletic()</text:text-input></text:p>
      <text:p text:style-name="P1"><text:span text:style-name="T6">Objet :</text:span> <text:text-input text:description="Objet des travaux">self.getLicenceSubject()</text:text-input></text:p>
      <text:p text:style-name="P1"><text:span text:style-name="T6">Situation :</text:span> <text:text-input text:description="Situation des travaux">self.getWorkLocationSignaletic()</text:text-input><text:s/>- <text:span text:style-name="T6">Référence cadastrale</text:span> : <text:text-input text:description="Parcelles">licence_view.get_parcels()</text:text-input></text:p>
      <text:p text:style-name="P5"/>
      <text:p text:style-name="P6"><text:span text:style-name="T10">Le Bourgmestre de </text:span><text:span text:style-name="T10"><text:text-input text:description="">tool.getCityName()</text:text-input></text:span><text:span text:style-name="T9"><text:s/>certifie que </text:span><text:span text:style-name="T15">l</text:span><text:span text:style-name="T16">a décision du</text:span><text:span text:style-name="T15"> recours</text:span><text:span text:style-name="T11">,</text:span><text:span text:style-name="T9"> </text:span><text:span text:style-name="T15">conformément au décret du 5 février 2015 relatif aux implantations commerciales</text:span><text:span text:style-name="T13">,</text:span><text:span text:style-name="T9"> sur </text:span><text:span text:style-name="T10">la demande </text:span><text:span text:style-name="T9">de permis </text:span><text:span text:style-name="T15">intégré</text:span><text:span text:style-name="T12">,</text:span><text:span text:style-name="T9"> a été affiché</text:span><text:span text:style-name="T10">e</text:span><text:span text:style-name="T9"> par l</text:span><text:span text:style-name="T14">a Commune de </text:span><text:span text:style-name="T14"><text:text-input text:description="">tool.getCityName()</text:text-input></text:span><text:span text:style-name="T9"><text:s/>à partir du </text:span><text:span text:style-name="T7"><text:text-input text:description="Objet du permis">licence_view.format_date(self.getLastRecourse().getRecourseDecisionDisplayDate())</text:text-input></text:span><text:span text:style-name="T7"><text:s/></text:span><text:span text:style-name="T17">aux endroits habituels d'affichage, à 4 endroits proches du lieu ou le projet doit être implanté, le long d'une voie publique carros</text:span><text:span text:style-name="T18">s</text:span><text:span text:style-name="T17">able ou de passage, ainsi que de manière parfaitement visible sur le bien concerné par le projet.</text:span></text:p>
      <text:p text:style-name="P8"/>
      <text:p text:style-name="P9">Le Conseil d’Etat, section administration, peut être saisi par requête écrite, signée par l’intéressé ou par un avocat, et ce dans les 60 jours à dater de la notification de la présente.</text:p>
      <text:p text:style-name="P6"/>
      <text:p text:style-name="P7"><text:span text:style-name="T8">Fait à </text:span><text:span text:style-name="T8"><text:text-input text:description="">tool.getCityName()</text:text-input></text:span><text:span text:style-name="T8"><text:s/>le </text:span><text:span text:style-name="T8"><text:date style:data-style-name="N76" text:date-value="2020-12-02T10:15:12.830376578">2 décembre 2020</text:date></text:span><text:span text:style-name="T8">.</text:span></text:p>
      <text:p text:style-name="P3"/>
      <text:p text:style-name="P4"><office:annotation><dc:creator>bleybaert</dc:creator><dc:date>2018-07-20T13:49:50</dc:date><loext:sender-initials>ble</loext:sender-initials><text:p text:style-name="P18">do text</text:p><text:p text:style-name="P18">from document(at=signatures, format='odt')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20T13:46:32.680258066</meta:creation-date>
    <dc:date>2020-12-02T10:15:12.742690284</dc:date>
    <meta:editing-duration>PT20M26S</meta:editing-duration>
    <meta:editing-cycles>27</meta:editing-cycles>
    <meta:generator>LibreOffice/6.4.6.2$Linux_X86_64 LibreOffice_project/40$Build-2</meta:generator>
    <meta:document-statistic meta:table-count="1" meta:image-count="0" meta:object-count="0" meta:page-count="1" meta:paragraph-count="15" meta:word-count="186" meta:character-count="1268" meta:non-whitespace-character-count="1120"/>
  </office:meta>
</office:document-meta>
</file>